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Subscribe.init( ICommandListservManager commandListservManager ,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Subscribe.onCommand( Mail 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nSubscribe.checkSubscriptionStatus( Mail 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